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db" officeooo:paragraph-rsid="0017b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back, in this video we are going to learn about Auxiliary iterator functions. </text:p>
      <text:p text:style-name="P1"/>
      <text:p text:style-name="P1">The iterator library offers some special functions that can be used universally regardless of the type of iterator they are used on. They are next, prev, advance, and distance. </text:p>
      <text:p text:style-name="P1"/>
      <text:p text:style-name="P1">The library also provides special functions to access the iterators defined in containers. They are begin, end, rbegin, and rend. They are also avilable with a ‘c’ prefeix for const iterators. </text:p>
      <text:p text:style-name="P1"/>
      <text:p text:style-name="P1">So why do we need these? Well they provide a universal interface regardless of the type of iterator or container they are used with. Begin, end, rbegin, and rend also work with plain C style arrays, allowing you to use them with some standard algorithms. Going forward you should use begin() and end() instead of container.begin() and container.end(). </text:p>
      <text:p text:style-name="P1"/>
      <text:p text:style-name="P1">Lets take a look at some code</text:p>
      <text:p text:style-name="P1"/>
      <text:p text:style-name="P1">&lt;code example&gt;</text:p>
      <text:p text:style-name="P1"/>
      <text:p text:style-name="P1">In the next video, we are going to cover iterator adapte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7:07:20.766112834</meta:creation-date>
    <dc:date>2019-02-09T17:13:57.182712688</dc:date>
    <meta:editing-duration>PT6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2" meta:character-count="911" meta:non-whitespace-character-count="761"/>
  </office:meta>
</office:document-meta>
</file>